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solid #A6A6A6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style:vertical-align="top" fo:wrap-option="wrap"/>
      <style:text-properties fo:color="#000000"/>
    </style:style>
    <style:style style:name="ce11" style:family="table-cell" style:parent-style-name="Default" style:data-style-name="N0">
      <style:table-cell-properties style:vertical-align="top"/>
      <style:text-properties fo:color="#000000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style:vertical-align="top"/>
      <style:text-properties fo:color="#000000"/>
    </style:style>
    <style:style style:name="ce21" style:family="table-cell" style:parent-style-name="Default" style:data-style-name="N0">
      <style:table-cell-properties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51pt" style:use-optimal-row-height="false" fo:break-before="auto"/>
    </style:style>
    <style:style style:name="ro2" style:family="table-row">
      <style:table-row-properties style:row-height="57.75pt" style:use-optimal-row-height="fals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7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6">
            <text:p>Defect #</text:p>
          </table:table-cell>
          <table:table-cell office:value-type="string" table:style-name="ce5">
            <text:p>Status</text:p>
          </table:table-cell>
          <table:table-cell office:value-type="string" table:style-name="ce4">
            <text:p>Raised By</text:p>
          </table:table-cell>
          <table:table-cell office:value-type="string" table:style-name="ce4">
            <text:p>Tested on Version</text:p>
          </table:table-cell>
          <table:table-cell office:value-type="string" table:style-name="ce4">
            <text:p>TestCase Id</text:p>
          </table:table-cell>
          <table:table-cell office:value-type="string" table:style-name="ce4">
            <text:p>Steps to Reproduc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Severity</text:p>
          </table:table-cell>
          <table:table-cell table:number-columns-repeated="11" table:style-name="ce2"/>
          <table:table-cell table:style-name="ce3"/>
          <table:table-cell table:number-columns-repeated="16362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8">
            <text:p>TC_Guru99_NcNameField_004</text:p>
          </table:table-cell>
          <table:table-cell office:value-type="string" table:style-name="ce14">
            <text:p>1) Enter First character Blank space</text:p>
          </table:table-cell>
          <table:table-cell office:value-type="string" table:style-name="ce9">
            <text:p>An error message "First character cannot have space" must be shown in Name Field</text:p>
          </table:table-cell>
          <table:table-cell office:value-type="string" table:style-name="ce9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7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AddressField_005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office:value-type="string" table:style-name="ce10">
            <text:p>An error message "Address canot be empty" must be shown in Address Field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8">
            <text:p>TC_Guru99_NcAddressField_006</text:p>
          </table:table-cell>
          <table:table-cell office:value-type="string" table:style-name="ce8">
            <text:p>1) Enter First character Blank space</text:p>
          </table:table-cell>
          <table:table-cell office:value-type="string" table:style-name="ce9">
            <text:p>An error message "First character cannot have space" must be shown in Address Field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AddressField_007</text:p>
          </table:table-cell>
          <table:table-cell office:value-type="string" table:style-name="ce8">
            <text:p>1) Enter Special Character In Address Field</text:p>
          </table:table-cell>
          <table:table-cell office:value-type="string" table:style-name="ce10">
            <text:p>An error message "Special characters are not allowed" must be shown Address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8">
            <text:p>TC_Guru99_NcCityField_011</text:p>
          </table:table-cell>
          <table:table-cell office:value-type="string" table:style-name="ce8">
            <text:p>1) Enter First character Blank space</text:p>
          </table:table-cell>
          <table:table-cell office:value-type="string" table:style-name="ce13">
            <text:p>An error message "First character cannot have space" must be shown in City Field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StateField_015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State Field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PINField_020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PIN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PINField_021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PIN can not have space" must be shown in PIN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TelephoneField_023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Telephone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9">
            <text:p>TC_Guru99_NcTelephoneField_024</text:p>
          </table:table-cell>
          <table:table-cell office:value-type="string" table:style-name="ce17">
            <text:p>1) Enter Blank space in Telephone</text:p>
          </table:table-cell>
          <table:table-cell office:value-type="string" table:style-name="ce10">
            <text:p>An error message "Telephone cannot have spaces" must be shown in Telephone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EmailField_029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Email_ID is not valid" must be shown in Email Field</text:p>
          </table:table-cell>
          <table:table-cell office:value-type="string" table:style-name="ce15">
            <text:p>No error message is shown</text:p>
          </table:table-cell>
          <table:table-cell office:value-type="string" table:style-name="ce7">
            <text:p>Low</text:p>
          </table:table-cell>
          <table:table-cell office:value-type="string" table:style-name="ce7">
            <text:p>Low</text:p>
          </table:table-cell>
          <table:table-cell table:number-columns-repeated="16374" table:style-name="ce1"/>
        </table:table-row>
        <table:table-row table:style-name="ro4">
          <table:table-cell office:value-type="float" office:value="10" table:style-name="ce7">
            <text:p>1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cVerifyField_030</text:p>
          </table:table-cell>
          <table:table-cell office:value-type="string" table:style-name="ce19">
            <text:p>Cross check Field names with that in SRS</text:p>
          </table:table-cell>
          <table:table-cell office:value-type="string" table:style-name="ce20">
            <text:p>Field names in SRS and system should match</text:p>
          </table:table-cell>
          <table:table-cell office:value-type="string" table:style-name="ce12">
            <text:p>Telephone Number will be "Mobile Number"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ustomerID_004</text:p>
          </table:table-cell>
          <table:table-cell office:value-type="string" table:style-name="ce10">
            <text:p>1) Enter valid Customer id</text:p>
            <text:p>2) Submit</text:p>
          </table:table-cell>
          <table:table-cell office:value-type="string" table:style-name="ce10">
            <text:p>Edit Customer successfully redirect to Edit Customer Page</text:p>
          </table:table-cell>
          <table:table-cell office:value-type="string" table:style-name="ce21">
            <text:p>pop up message "Please fill all fields" is shown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 table:style-name="ce1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EcNameField_005</text:p>
          </table:table-cell>
          <table:table-cell office:value-type="string" table:style-name="ce23">
            <text:p>1) Do not enter a value in NAME Field</text:p>
            <text:p>2) Press TAB and move to next Field</text:p>
          </table:table-cell>
          <table:table-cell office:value-type="string" table:style-name="ce10">
            <text:p>An error message "Customer name must not be blank" must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 table:style-name="ce1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6">
            <text:p>TC_Guru99_EcNameField_006</text:p>
          </table:table-cell>
          <table:table-cell office:value-type="string" table:style-name="ce10">
            <text:p>1) Enter numeric value in NAME Field</text:p>
          </table:table-cell>
          <table:table-cell office:value-type="string" table:style-name="ce10">
            <text:p>An error message "Numbers are not allowed" must be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6">
            <text:p>TC_Guru99_EcNameField_007</text:p>
          </table:table-cell>
          <table:table-cell office:value-type="string" table:style-name="ce10">
            <text:p>1) Enter Special Character In NAME Field</text:p>
          </table:table-cell>
          <table:table-cell office:value-type="string" table:style-name="ce10">
            <text:p>An error message "Special characters are not allowed" must be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AddressField_008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office:value-type="string" table:style-name="ce10">
            <text:p>An error message "Address canot be empty" must be shown in Address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09</text:p>
          </table:table-cell>
          <table:table-cell office:value-type="string" table:style-name="ce23">
            <text:p>1) Do not enter a value in City Field</text:p>
            <text:p>2) Press TAB and move to next Field</text:p>
          </table:table-cell>
          <table:table-cell office:value-type="string" table:style-name="ce10">
            <text:p>An error message "City Field must be not blank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10</text:p>
          </table:table-cell>
          <table:table-cell office:value-type="string" table:style-name="ce11">
            <text:p>1) Enter numeric value in CITY Field</text:p>
          </table:table-cell>
          <table:table-cell office:value-type="string" table:style-name="ce10">
            <text:p>An error message "Numbers are not allowed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9" table:style-name="ce7">
            <text:p>1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11</text:p>
          </table:table-cell>
          <table:table-cell office:value-type="string" table:style-name="ce10">
            <text:p>1) Enter Special Character In CITY Field</text:p>
          </table:table-cell>
          <table:table-cell office:value-type="string" table:style-name="ce10">
            <text:p>An error message "Special characters are not allowed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2</text:p>
          </table:table-cell>
          <table:table-cell office:value-type="string" table:style-name="ce23">
            <text:p>1) Do not enter a value in STATE Field</text:p>
            <text:p>2) Press TAB and move to next Field</text:p>
          </table:table-cell>
          <table:table-cell office:value-type="string" table:style-name="ce10">
            <text:p>An error message "STATE must not be blank</text:p>
            <text:p>" must be shown <text:s/>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1" table:style-name="ce7">
            <text:p>2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3</text:p>
          </table:table-cell>
          <table:table-cell office:value-type="string" table:style-name="ce10">
            <text:p>1) Enter numeric value in STATE Field</text:p>
          </table:table-cell>
          <table:table-cell office:value-type="string" table:style-name="ce10">
            <text:p>An error message "Numbers are not allowed" must be shown 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4</text:p>
          </table:table-cell>
          <table:table-cell office:value-type="string" table:style-name="ce10">
            <text:p>1) Enter Special Character In STATE Field</text:p>
          </table:table-cell>
          <table:table-cell office:value-type="string" table:style-name="ce10">
            <text:p>An error message "Special characters are not allowed" must be shown 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5</text:p>
          </table:table-cell>
          <table:table-cell office:value-type="string" table:style-name="ce10">
            <text:p>1) Enter character value in PIN Field</text:p>
          </table:table-cell>
          <table:table-cell office:value-type="string" table:style-name="ce10">
            <text:p>An error message "Characters are not allowed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6</text:p>
          </table:table-cell>
          <table:table-cell office:value-type="string" table:style-name="ce23">
            <text:p>1) Do not enter a value in PIN Field</text:p>
            <text:p>2) Press TAB and move to next Field</text:p>
          </table:table-cell>
          <table:table-cell office:value-type="string" table:style-name="ce10">
            <text:p>An error message "PIN Code must not be blank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5" table:style-name="ce7">
            <text:p>2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7</text:p>
          </table:table-cell>
          <table:table-cell office:value-type="string" table:style-name="ce23">
            <text:p>1) Enter More than 6 digit in PIN field</text:p>
            <text:p>2) Enter Less Than 6 digit in PIN field</text:p>
          </table:table-cell>
          <table:table-cell office:value-type="string" table:style-name="ce10">
            <text:p>An error message "PIN Code must have 6 Digits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8</text:p>
          </table:table-cell>
          <table:table-cell office:value-type="string" table:style-name="ce10">
            <text:p>1) Enter Special Character In PIN Field</text:p>
          </table:table-cell>
          <table:table-cell office:value-type="string" table:style-name="ce10">
            <text:p>An error message "Special characters are not allowed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TelephoneField_019</text:p>
          </table:table-cell>
          <table:table-cell office:value-type="string" table:style-name="ce23">
            <text:p>1) Do not enter a value in Telephone Field</text:p>
            <text:p>2) Press TAB and move to next Field</text:p>
          </table:table-cell>
          <table:table-cell office:value-type="string" table:style-name="ce10">
            <text:p>An error message "Telephone no must not be blank" must be shown <text:s/>in Telephon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TelephoneField_020</text:p>
          </table:table-cell>
          <table:table-cell office:value-type="string" table:style-name="ce10">
            <text:p>1) Enter Special Character In Telephone Field</text:p>
          </table:table-cell>
          <table:table-cell office:value-type="string" table:style-name="ce10">
            <text:p>An error message "Special characters are not allowed" must be shown in Telephon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1</text:p>
          </table:table-cell>
          <table:table-cell office:value-type="string" table:style-name="ce23">
            <text:p>1) Do not enter a value in EMAIL Field</text:p>
            <text:p>2) Press TAB and move to next Field</text:p>
          </table:table-cell>
          <table:table-cell office:value-type="string" table:style-name="ce10">
            <text:p>An error message "Email_ID must not be blank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30" table:style-name="ce7">
            <text:p>3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2</text:p>
          </table:table-cell>
          <table:table-cell office:value-type="string" table:style-name="ce11">
            <text:p>1) Enter invalide Email in Email field</text:p>
          </table:table-cell>
          <table:table-cell office:value-type="string" table:style-name="ce10">
            <text:p>An error message "Email must be in format <text:s/>example@example.com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31" table:style-name="ce7">
            <text:p>3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3</text:p>
          </table:table-cell>
          <table:table-cell office:value-type="string" table:style-name="ce11">
            <text:p>1) Enter invalide Email in Email field</text:p>
          </table:table-cell>
          <table:table-cell office:value-type="string" table:style-name="ce10">
            <text:p>An error message "Email must be in format <text:s/>example@example.com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1</text:p>
          </table:table-cell>
          <table:table-cell office:value-type="string" table:style-name="ce23">
            <text:p>1) Do not enter a value in Customer id Field</text:p>
            <text:p>2) Press TAB and move to next Field</text:p>
          </table:table-cell>
          <table:table-cell office:value-type="string" table:style-name="ce10">
            <text:p>An error message "Customer ID is requir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2</text:p>
          </table:table-cell>
          <table:table-cell office:value-type="string" table:style-name="ce10">
            <text:p>1) Enter Special Character In Customer id Field</text:p>
          </table:table-cell>
          <table:table-cell office:value-type="string" table:style-name="ce10">
            <text:p>An error message "Special 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4" table:style-name="ce7">
            <text:p>3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5" table:style-name="ce7">
            <text:p>3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4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36" table:style-name="ce7">
            <text:p>3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6</text:p>
          </table:table-cell>
          <table:table-cell office:value-type="string" table:style-name="ce23">
            <text:p>1) Do not enter a value in Initial Deposit Field</text:p>
            <text:p>2) Press TAB and move to next Field</text:p>
          </table:table-cell>
          <table:table-cell office:value-type="string" table:style-name="ce10">
            <text:p>An error message "Initial deposit <text:s/>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8" table:style-name="ce7">
            <text:p>3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7</text:p>
          </table:table-cell>
          <table:table-cell office:value-type="string" table:style-name="ce10">
            <text:p>1) Enter character value in Initial Deposit Field</text:p>
          </table:table-cell>
          <table:table-cell office:value-type="string" table:style-name="ce10">
            <text:p>An error message "Characters are not allowed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9" table:style-name="ce7">
            <text:p>3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8</text:p>
          </table:table-cell>
          <table:table-cell office:value-type="string" table:style-name="ce10">
            <text:p>1) Enter Special Character In Initial Deposit Field</text:p>
          </table:table-cell>
          <table:table-cell office:value-type="string" table:style-name="ce10">
            <text:p>An error message "Special characters are not allowed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0" table:style-name="ce7">
            <text:p>4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9</text:p>
          </table:table-cell>
          <table:table-cell office:value-type="string" table:style-name="ce10">
            <text:p>1) Initial Deposit cannot have Blank space</text:p>
            <text:p>2) Press Tab<text:s/></text:p>
          </table:table-cell>
          <table:table-cell office:value-type="string" table:style-name="ce10">
            <text:p>An error message "Initial Deposit cannot have blank space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1" table:style-name="ce7">
            <text:p>4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10</text:p>
          </table:table-cell>
          <table:table-cell office:value-type="string" table:style-name="ce11">
            <text:p>1) Enter First character Blank space</text:p>
          </table:table-cell>
          <table:table-cell office:value-type="string" table:style-name="ce10">
            <text:p>An error message "First character cannot have space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2" table:style-name="ce7">
            <text:p>4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AccountNumber_004</text:p>
          </table:table-cell>
          <table:table-cell office:value-type="string" table:style-name="ce13">
            <text:p>1) Enter valid Account Number</text:p>
            <text:p>2) Submit<text:s/></text:p>
          </table:table-cell>
          <table:table-cell office:value-type="string" table:style-name="ce10">
            <text:p>Edit Account successfully redirect to Edit Account Form</text:p>
          </table:table-cell>
          <table:table-cell office:value-type="string" table:style-name="ce11">
            <text:p>https://demo.guru99.com/V1/html/editAccountPage.php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43" table:style-name="ce7">
            <text:p>4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AccountNumber_006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 in Account Number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4" table:style-name="ce7">
            <text:p>4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7</text:p>
          </table:table-cell>
          <table:table-cell office:value-type="string" table:style-name="ce23">
            <text:p>1) Do not enter a value in Customer id Field</text:p>
            <text:p>2) Press TAB and move to next Field</text:p>
          </table:table-cell>
          <table:table-cell office:value-type="string" table:style-name="ce10">
            <text:p>An error message "Customer ID is required" must be shown<text:s/>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5" table:style-name="ce7">
            <text:p>4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8</text:p>
          </table:table-cell>
          <table:table-cell office:value-type="string" table:style-name="ce10">
            <text:p>1) Enter Special Character In Customer id Field</text:p>
          </table:table-cell>
          <table:table-cell office:value-type="string" table:style-name="ce10">
            <text:p>An error message "Customer ID cannot have Special character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6" table:style-name="ce7">
            <text:p>4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9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7" table:style-name="ce7">
            <text:p>4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10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48" table:style-name="ce7">
            <text:p>4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11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9" table:style-name="ce7">
            <text:p>4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2</text:p>
          </table:table-cell>
          <table:table-cell office:value-type="string" table:style-name="ce23">
            <text:p>1) Do not enter a value in Balance Field</text:p>
            <text:p>2) Press TAB and move to next Field</text:p>
          </table:table-cell>
          <table:table-cell office:value-type="string" table:style-name="ce10">
            <text:p>An error message "Balance cannot be empty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0" table:style-name="ce7">
            <text:p>5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3</text:p>
          </table:table-cell>
          <table:table-cell office:value-type="string" table:style-name="ce10">
            <text:p>1) Enter Special Character In Balance <text:s/>Field</text:p>
          </table:table-cell>
          <table:table-cell office:value-type="string" table:style-name="ce10">
            <text:p>An error message "Balance cannot have Special character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1" table:style-name="ce7">
            <text:p>5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4</text:p>
          </table:table-cell>
          <table:table-cell office:value-type="string" table:style-name="ce10">
            <text:p>1) Enter character value in Balance Field</text:p>
          </table:table-cell>
          <table:table-cell office:value-type="string" table:style-name="ce10">
            <text:p>An error message "Characters are not allowed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2" table:style-name="ce7">
            <text:p>5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5</text:p>
          </table:table-cell>
          <table:table-cell office:value-type="string" table:style-name="ce10">
            <text:p>1) Balance cannot have Blank space</text:p>
            <text:p>2) Press Tab</text:p>
          </table:table-cell>
          <table:table-cell office:value-type="string" table:style-name="ce10">
            <text:p>An error message "Balance cannot have blank space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53" table:style-name="ce7">
            <text:p>5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6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Balance cannot have first character space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54" table:style-name="ce7">
            <text:p>5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a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 in Account Number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5" table:style-name="ce7">
            <text:p>5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a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 in Account Number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56" table:style-name="ce7">
            <text:p>5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57" table:style-name="ce7">
            <text:p>5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4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8" table:style-name="ce7">
            <text:p>5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10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9" table:style-name="ce7">
            <text:p>5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Ms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0" table:style-name="ce7">
            <text:p>6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Ms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1" table:style-name="ce7">
            <text:p>6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Cs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2" table:style-name="ce7">
            <text:p>6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Cs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3" table:style-name="ce7">
            <text:p>6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6</text:p>
          </table:table-cell>
          <table:table-cell office:value-type="string" table:style-name="ce23">
            <text:p>1) Do not enter a value in Amount Lower Limit</text:p>
            <text:p>2) Press TAB and move to next Field</text:p>
          </table:table-cell>
          <table:table-cell office:value-type="string" table:style-name="ce10">
            <text:p>An error message "Amount Lower Limit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4" table:style-name="ce7">
            <text:p>6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7</text:p>
          </table:table-cell>
          <table:table-cell office:value-type="string" table:style-name="ce10">
            <text:p>1) Enter character value in Amount Lower Limit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5" table:style-name="ce7">
            <text:p>6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8</text:p>
          </table:table-cell>
          <table:table-cell office:value-type="string" table:style-name="ce10">
            <text:p>1) Enter Special Character In Amount Lower Limit Field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6" table:style-name="ce7">
            <text:p>6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9</text:p>
          </table:table-cell>
          <table:table-cell office:value-type="string" table:style-name="ce10">
            <text:p>1) Amount Lower Limit cannot have Blank space</text:p>
            <text:p>2) Press Tab</text:p>
          </table:table-cell>
          <table:table-cell office:value-type="string" table:style-name="ce10">
            <text:p>An error message "Amount Lower Limit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7" table:style-name="ce7">
            <text:p>6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10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mount Lower Limit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8" table:style-name="ce7">
            <text:p>6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 _011</text:p>
          </table:table-cell>
          <table:table-cell office:value-type="string" table:style-name="ce23">
            <text:p>1) Do not enter a value in Number of Transaction</text:p>
            <text:p>2) Press TAB and move to next Field</text:p>
          </table:table-cell>
          <table:table-cell office:value-type="string" table:style-name="ce10">
            <text:p>An error message "Number of Transaction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9" table:style-name="ce7">
            <text:p>6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2</text:p>
          </table:table-cell>
          <table:table-cell office:value-type="string" table:style-name="ce10">
            <text:p>1) Enter character value in Number of Transaction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70" table:style-name="ce7">
            <text:p>7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3</text:p>
          </table:table-cell>
          <table:table-cell office:value-type="string" table:style-name="ce10">
            <text:p>1) Enter Special Character In Number of Transaction Field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71" table:style-name="ce7">
            <text:p>7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4</text:p>
          </table:table-cell>
          <table:table-cell office:value-type="string" table:style-name="ce10">
            <text:p>1) Number of Transaction cannot have Blank space</text:p>
            <text:p>2) Press Tab</text:p>
          </table:table-cell>
          <table:table-cell office:value-type="string" table:style-name="ce10">
            <text:p>An error message "Number of Transaction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72" table:style-name="ce7">
            <text:p>7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Number of Transaction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6">
          <table:table-cell office:value-type="float" office:value="73" table:style-name="ce7">
            <text:p>7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</text:p>
          </table:table-cell>
          <table:table-cell office:value-type="string" table:style-name="ce25">
            <text:p>1)Enter all required fields <text:s text:c="33"/>2)Submit</text:p>
          </table:table-cell>
          <table:table-cell office:value-type="string" table:style-name="ce22">
            <text:p>Message Should be display <text:s/>"Customer added successfully !!"</text:p>
          </table:table-cell>
          <table:table-cell office:value-type="string" table:style-name="ce22">
            <text:p>This page isn’t working</text:p>
            <text:p>demo.guru99.com is currently unable to handle this request.</text:p>
            <text:p>HTTP ERROR 500</text:p>
            <text:p/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4" table:style-name="ce7">
            <text:p>7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2</text:p>
          </table:table-cell>
          <table:table-cell office:value-type="string" table:style-name="ce25">
            <text:p>1)Enter all required fields with existing user data <text:s text:c="20"/>2)Submit</text:p>
          </table:table-cell>
          <table:table-cell office:value-type="string" table:style-name="ce22">
            <text:p>Message Should be displayed "Email Address already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5" table:style-name="ce7">
            <text:p>7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3</text:p>
          </table:table-cell>
          <table:table-cell office:value-type="string" table:style-name="ce25">
            <text:p>1)Enter all required fields <text:s text:c="33"/>2)Submit</text:p>
          </table:table-cell>
          <table:table-cell office:value-type="string" table:style-name="ce22">
            <text:p>Message Should be display "Customer records updated successfully!!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6" table:style-name="ce7">
            <text:p>7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4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22">
            <text:p>Message Should be display "Customer records updated successfully!!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7" table:style-name="ce7">
            <text:p>7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5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13">
            <text:p>Message Should be displayed <text:s/>"You are not authorise to edit this customer!!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8" table:style-name="ce7">
            <text:p>7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6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22">
            <text:p>Message Should be displayed "Account genera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9" table:style-name="ce7">
            <text:p>7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7</text:p>
          </table:table-cell>
          <table:table-cell office:value-type="string" table:style-name="ce22">
            <text:p>1)Enter all fields with customer id and account type already exist</text:p>
          </table:table-cell>
          <table:table-cell office:value-type="string" table:style-name="ce22">
            <text:p>Message Should be displayed "Account genera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0" table:style-name="ce7">
            <text:p>8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8</text:p>
          </table:table-cell>
          <table:table-cell office:value-type="string" table:style-name="ce22">
            <text:p>1)Enter Account Number <text:s text:c="34"/>2)Submit</text:p>
          </table:table-cell>
          <table:table-cell office:value-type="string" table:style-name="ce24">
            <text:p>Display Generated mini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1" table:style-name="ce7">
            <text:p>8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9</text:p>
          </table:table-cell>
          <table:table-cell office:value-type="string" table:style-name="ce22">
            <text:p>1)Enter Account Number <text:s text:c="34"/>2)Submit</text:p>
          </table:table-cell>
          <table:table-cell office:value-type="string" table:style-name="ce13">
            <text:p>Message Should be displayed "account detail successfully updated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2" table:style-name="ce7">
            <text:p>8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0</text:p>
          </table:table-cell>
          <table:table-cell office:value-type="string" table:style-name="ce13">
            <text:p>1)Enter all required fields <text:s text:c="33"/>2)Submit</text:p>
          </table:table-cell>
          <table:table-cell office:value-type="string" table:style-name="ce24">
            <text:p>Display Generated Customized 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3" table:style-name="ce7">
            <text:p>8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1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22">
            <text:p>Message Should be displayed "Account dele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4" table:style-name="ce7">
            <text:p>8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2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13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5" table:style-name="ce7">
            <text:p>8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3</text:p>
          </table:table-cell>
          <table:table-cell office:value-type="string" table:style-name="ce13">
            <text:p>1)Enter all required fields <text:s text:c="33"/>2)Submit</text:p>
          </table:table-cell>
          <table:table-cell office:value-type="string" table:style-name="ce13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6" table:style-name="ce7">
            <text:p>8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4</text:p>
          </table:table-cell>
          <table:table-cell office:value-type="string" table:style-name="ce22">
            <text:p>1)Enter all required fields of deleted account <text:s text:c="32"/>2)Submit</text:p>
          </table:table-cell>
          <table:table-cell office:value-type="string" table:style-name="ce22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7" table:style-name="ce7">
            <text:p>8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5</text:p>
          </table:table-cell>
          <table:table-cell office:value-type="string" table:style-name="ce22">
            <text:p>1)Enter all required fields <text:s text:c="33"/>2)Submit</text:p>
          </table:table-cell>
          <table:table-cell office:value-type="string" table:style-name="ce22">
            <text:p>Message Should be displayed "Customer could not be deleted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8" table:style-name="ce7">
            <text:p>8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6</text:p>
          </table:table-cell>
          <table:table-cell office:value-type="string" table:style-name="ce13">
            <text:p>1)Enter all required field of deleted account</text:p>
            <text:p>2)Submit</text:p>
          </table:table-cell>
          <table:table-cell office:value-type="string" table:style-name="ce13">
            <text:p>Message Should be display"You are not authorise to delete this account 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9" table:style-name="ce7">
            <text:p>8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7</text:p>
          </table:table-cell>
          <table:table-cell office:value-type="string" table:style-name="ce13">
            <text:p>1)Enter Account Number <text:s text:c="34"/>2)Submit</text:p>
          </table:table-cell>
          <table:table-cell office:value-type="string" table:style-name="ce24">
            <text:p>Display Generated mini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90" table:style-name="ce7">
            <text:p>9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8</text:p>
          </table:table-cell>
          <table:table-cell office:value-type="string" table:style-name="ce13">
            <text:p>1)Enter all required fields <text:s text:c="33"/>2)Submit</text:p>
          </table:table-cell>
          <table:table-cell office:value-type="string" table:style-name="ce24">
            <text:p>Display Generated Customized 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4">
          <table:table-cell office:value-type="float" office:value="91" table:style-name="ce7">
            <text:p>9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">
            <text:p>Exploratory Testing</text:p>
          </table:table-cell>
          <table:table-cell office:value-type="string" table:style-name="ce1">
            <text:p>Check The Name of the Website</text:p>
          </table:table-cell>
          <table:table-cell office:value-type="string" table:style-name="ce26">
            <text:p>Guru99 Bank</text:p>
          </table:table-cell>
          <table:table-cell office:value-type="string" table:style-name="ce1">
            <text:p>Gtpl Bank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Low</text:p>
          </table:table-cell>
          <table:table-cell table:number-columns-repeated="16374"/>
        </table:table-row>
        <table:table-row table:number-rows-repeated="104848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2T19:38:38Z</meta:creation-date>
    <dc:date>2025-07-23T18:37:37Z</dc:date>
  </office:meta>
</office:document-meta>
</file>